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hatch-name="Black_20_45_20_Degrees" draw:fill-hatch-solid="tru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5cm" svg:x="1cm" svg:y="1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5cm" svg:x="1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3cm" svg:height="2cm" svg:x="10.5cm" svg:y="2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4.621cm" svg:height="0.962cm" svg:x="2cm" svg:y="3.219cm">
            <draw:text-box>
              <text:p>Create volume</text:p>
            </draw:text-box>
          </draw:frame>
          <draw:custom-shape draw:style-name="gr4" draw:text-style-name="P1" draw:layer="layout" svg:width="5cm" svg:height="4.5cm" svg:x="9.5cm" svg:y="5.2cm">
            <text:p text:style-name="P1">My running </text:p>
            <text:p text:style-name="P1">Cloud-Bio-Linux </text:p>
            <text:p text:style-name="P1">instan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4.519cm" svg:height="0.962cm" svg:x="2cm" svg:y="6.969cm">
            <draw:text-box>
              <text:p>Attach volume</text:p>
            </draw:text-box>
          </draw:frame>
          <draw:line draw:style-name="gr5" draw:text-style-name="P1" draw:layer="layout" svg:x1="14.5cm" svg:y1="7.45cm" svg:x2="17cm" svg:y2="7.45cm">
            <text:p/>
          </draw:line>
          <draw:custom-shape draw:style-name="gr2" draw:text-style-name="P1" draw:layer="layout" svg:width="3cm" svg:height="2cm" svg:x="17cm" svg:y="6.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5cm" svg:height="4.5cm" svg:x="9.5cm" svg:y="10.4cm">
            <text:p text:style-name="P1">My running </text:p>
            <text:p text:style-name="P1">Cloud-Bio-Linux </text:p>
            <text:p text:style-name="P1">instan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5.4cm" svg:height="1.673cm" svg:x="2cm" svg:y="11.814cm">
            <draw:text-box>
              <text:p>Create filesystem</text:p>
              <text:p>on new volume</text:p>
            </draw:text-box>
          </draw:frame>
          <draw:line draw:style-name="gr5" draw:text-style-name="P1" draw:layer="layout" svg:x1="14.5cm" svg:y1="12.65cm" svg:x2="17cm" svg:y2="12.65cm">
            <text:p/>
          </draw:line>
          <draw:custom-shape draw:style-name="gr6" draw:text-style-name="P1" draw:layer="layout" svg:width="3cm" svg:height="2cm" svg:x="17cm" svg:y="11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5cm" svg:height="4.5cm" svg:x="9.5cm" svg:y="15.3cm">
            <text:p text:style-name="P1">My running </text:p>
            <text:p text:style-name="P1">Cloud-Bio-Linux </text:p>
            <text:p text:style-name="P1">instan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5.26cm" svg:height="1.673cm" svg:x="2cm" svg:y="16.714cm">
            <draw:text-box>
              <text:p>Mount filesystem</text:p>
              <text:p>on instance</text:p>
            </draw:text-box>
          </draw:frame>
          <draw:line draw:style-name="gr5" draw:text-style-name="P1" draw:layer="layout" svg:x1="14.5cm" svg:y1="17.55cm" svg:x2="17cm" svg:y2="17.55cm">
            <text:p/>
          </draw:line>
          <draw:custom-shape draw:style-name="gr7" draw:text-style-name="P1" draw:layer="layout" svg:width="3cm" svg:height="2cm" svg:x="17cm" svg:y="16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frame draw:style-name="gr3" draw:text-style-name="P2" draw:layer="layout" svg:width="3.995cm" svg:height="1.505cm" svg:x="22.144cm" svg:y="2.864cm">
            <draw:text-box>
              <text:p text:style-name="P1"><text:span text:style-name="T1">AWS Console</text:span></text:p>
              <text:p text:style-name="P1"><text:span text:style-name="T1">(volumes tab)</text:span></text:p>
            </draw:text-box>
          </draw:frame>
          <draw:frame draw:style-name="gr3" draw:text-style-name="P3" draw:layer="layout" svg:width="3.995cm" svg:height="1.505cm" svg:x="22.144cm" svg:y="6.614cm">
            <draw:text-box>
              <text:p><text:span text:style-name="T1">AWS Console</text:span></text:p>
              <text:p text:style-name="P1"><text:span text:style-name="T1">(volumes tab)</text:span></text:p>
            </draw:text-box>
          </draw:frame>
          <draw:frame draw:style-name="gr3" draw:text-style-name="P3" draw:layer="layout" svg:width="5.925cm" svg:height="1.505cm" svg:x="21.06cm" svg:y="11.814cm">
            <draw:text-box>
              <text:p><text:span text:style-name="T1">Command line (within</text:span></text:p>
              <text:p text:style-name="P1"><text:span text:style-name="T1">running instance)</text:span></text:p>
            </draw:text-box>
          </draw:frame>
          <draw:frame draw:style-name="gr3" draw:text-style-name="P2" draw:layer="layout" svg:width="5.925cm" svg:height="1.505cm" svg:x="21.06cm" svg:y="16.714cm">
            <draw:text-box>
              <text:p text:style-name="P1"><text:span text:style-name="T1">Command line (within</text:span></text:p>
              <text:p text:style-name="P1"><text:span text:style-name="T1">running instance)</text:span></text:p>
            </draw:text-box>
          </draw:frame>
        </draw:g>
        <draw:frame draw:style-name="gr8" draw:text-style-name="P4" draw:layer="layout" svg:width="14.997cm" svg:height="1.424cm" svg:x="3.502cm" svg:y="0.718cm">
          <draw:text-box>
            <text:p><text:span text:style-name="T2">Actions to create and access a volume</text:span></text:p>
          </draw:text-box>
        </draw:frame>
        <draw:frame draw:style-name="gr8" draw:text-style-name="P4" draw:layer="layout" svg:width="5.726cm" svg:height="2.139cm" svg:x="21.492cm" svg:y="0.361cm">
          <draw:text-box>
            <text:p><text:span text:style-name="T2">Where action </text:span></text:p>
            <text:p><text:span text:style-name="T2">Is carried 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ager </meta:initial-creator>
    <meta:creation-date>2010-07-23T09:37:49</meta:creation-date>
    <dc:date>2010-07-28T16:43:39</dc:date>
    <dc:creator>manager </dc:creator>
    <meta:editing-duration>PT00H09M11S</meta:editing-duration>
    <meta:editing-cycles>3</meta:editing-cycles>
    <meta:generator>OpenOffice.org/3.2$Unix OpenOffice.org_project/320m12$Build-9483</meta:generator>
    <meta:document-statistic meta:object-count="24"/>
  </office:meta>
</office:document-meta>
</file>